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Util.toString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Util.toString( Attr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Util.QNam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NameUtil.toString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Util.toString( Collection 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NameUtil.pars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